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4916in"/>
    </style:style>
    <style:style style:name="P3" style:parent-style-name="ParágrafodaLista" style:list-style-name="LFO1" style:family="paragraph"/>
    <style:style style:name="P4" style:parent-style-name="ParágrafodaLista" style:list-style-name="LFO1" style:family="paragraph"/>
    <style:style style:name="P5" style:parent-style-name="ParágrafodaLista" style:list-style-name="LFO1" style:family="paragraph"/>
    <style:style style:name="P6" style:parent-style-name="ParágrafodaLista" style:list-style-name="LFO1" style:family="paragraph"/>
    <style:style style:name="P7" style:parent-style-name="ParágrafodaLista" style:list-style-name="LFO1" style:family="paragraph"/>
    <style:style style:name="P8" style:parent-style-name="ParágrafodaLista" style:list-style-name="LFO1" style:family="paragraph"/>
    <style:style style:name="P9" style:parent-style-name="ParágrafodaLista" style:list-style-name="LFO1" style:family="paragraph"/>
    <style:style style:name="P10" style:parent-style-name="ParágrafodaLista" style:list-style-name="LFO1" style:family="paragraph"/>
    <style:style style:name="P11" style:parent-style-name="ParágrafodaLista" style:list-style-name="LFO1" style:family="paragraph"/>
    <style:style style:name="P12" style:parent-style-name="ParágrafodaLista" style:list-style-name="LFO1" style:family="paragraph"/>
    <style:style style:name="P13" style:parent-style-name="ParágrafodaLista" style:list-style-name="LFO1" style:family="paragraph"/>
    <style:style style:name="P14" style:parent-style-name="ParágrafodaLista" style:list-style-name="LFO2" style:family="paragraph"/>
    <style:style style:name="P15" style:parent-style-name="ParágrafodaLista" style:list-style-name="LFO2" style:family="paragraph"/>
    <style:style style:name="P16" style:parent-style-name="ParágrafodaLista" style:list-style-name="LFO2" style:family="paragraph"/>
    <style:style style:name="P17" style:parent-style-name="ParágrafodaLista" style:list-style-name="LFO2" style:family="paragraph"/>
    <style:style style:name="P18" style:parent-style-name="ParágrafodaLista" style:list-style-name="LFO2" style:family="paragraph"/>
    <style:style style:name="T19" style:parent-style-name="Tipodeletrapredefinidodoparágrafo" style:family="text">
      <style:text-properties fo:font-weight="bold" style:font-weight-asian="bold"/>
    </style:style>
    <style:style style:name="T20" style:parent-style-name="Tipodeletrapredefinidodoparágrafo" style:family="text">
      <style:text-properties fo:font-weight="bold" style:font-weight-asian="bold"/>
    </style:style>
    <style:style style:name="T21" style:parent-style-name="Tipodeletrapredefinidodoparágrafo" style:family="text">
      <style:text-properties fo:font-weight="bold" style:font-weight-asian="bold"/>
    </style:style>
    <style:style style:name="T22" style:parent-style-name="Tipodeletrapredefinidodoparágrafo" style:family="text">
      <style:text-properties fo:font-weight="bold" style:font-weight-asian="bold"/>
    </style:style>
    <style:style style:name="T23" style:parent-style-name="Tipodeletrapredefinidodoparágrafo" style:family="text">
      <style:text-properties fo:font-weight="bold" style:font-weight-asian="bold"/>
    </style:style>
    <style:style style:name="T24" style:parent-style-name="Tipodeletrapredefinidodoparágrafo" style:family="text">
      <style:text-properties fo:font-weight="bold" style:font-weight-asian="bold"/>
    </style:style>
    <style:style style:name="T25" style:parent-style-name="Tipodeletrapredefinidodoparágrafo" style:family="text">
      <style:text-properties fo:font-weight="bold" style:font-weight-asian="bold"/>
    </style:style>
    <style:style style:name="T26" style:parent-style-name="Tipodeletrapredefinidodoparágrafo" style:family="text">
      <style:text-properties fo:font-weight="bold" style:font-weight-asian="bold"/>
    </style:style>
    <style:style style:name="T27" style:parent-style-name="Tipodeletrapredefinidodoparágrafo" style:family="text">
      <style:text-properties fo:font-weight="bold" style:font-weight-asian="bold"/>
    </style:style>
    <style:style style:name="T28" style:parent-style-name="Tipodeletrapredefinidodoparágrafo" style:family="text">
      <style:text-properties fo:font-weight="bold" style:font-weight-asian="bold"/>
    </style:style>
    <style:style style:name="T29" style:parent-style-name="Tipodeletrapredefinidodoparágrafo" style:family="text">
      <style:text-properties fo:font-weight="bold" style:font-weight-asian="bold"/>
    </style:style>
    <style:style style:name="T30" style:parent-style-name="Tipodeletrapredefinidodoparágrafo" style:family="text">
      <style:text-properties fo:font-weight="bold" style:font-weight-asian="bold"/>
    </style:style>
    <style:style style:name="T31" style:parent-style-name="Tipodeletrapredefinidodoparágrafo" style:family="text">
      <style:text-properties fo:font-weight="bold" style:font-weight-asian="bold"/>
    </style:style>
    <style:style style:name="T32" style:parent-style-name="Tipodeletrapredefinidodoparágrafo" style:family="text">
      <style:text-properties fo:font-weight="bold" style:font-weight-asian="bold"/>
    </style:style>
    <style:style style:name="P33" style:parent-style-name="Normal" style:family="paragraph">
      <style:text-properties fo:font-weight="bold" style:font-weight-asian="bold"/>
    </style:style>
    <style:style style:name="P34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Perguntas á adega</text:p>
      <text:p text:style-name="P2">1-Quantos hectares tem a herdade?</text:p>
      <text:list text:style-name="LFO1" text:continue-numbering="true">
        <text:list-item>
          <text:p text:style-name="P3">A Herdade possui cerca de 300ha.</text:p>
        </text:list-item>
      </text:list>
      <text:p text:style-name="Normal"><text:tab/>2-Que produtos produzem?</text:p>
      <text:list text:style-name="LFO1" text:continue-numbering="true">
        <text:list-item>
          <text:p text:style-name="P4">Maioritariamente Vinho, produzimos também Azeite.</text:p>
        </text:list-item>
      </text:list>
      <text:p text:style-name="Normal"><text:tab/>3-Quantos hectares tem<text:s/>de vinha? E de olival?</text:p>
      <text:list text:style-name="LFO1" text:continue-numbering="true">
        <text:list-item>
          <text:p text:style-name="P5">A nossa herdade conta com 270ha de vinha e com 40 de olival.<text:s/></text:p>
        </text:list-item>
      </text:list>
      <text:p text:style-name="Normal"><text:tab/>4-Quais as gamas que tem atualmente á venda?</text:p>
      <text:list text:style-name="LFO1" text:continue-numbering="true">
        <text:list-item>
          <text:p text:style-name="P6">Atualmente temos 4 gamas de Blends brancos:</text:p>
          <text:list text:continue-numbering="true">
            <text:list-item>
              <text:p text:style-name="P7">(Courela, Chaminé, Cortes de Cima. Corte de cima Rosé).</text:p>
            </text:list-item>
          </text:list>
        </text:list-item>
        <text:list-item>
          <text:p text:style-name="P8">Temos também 2 monocastas brancos<text:s/></text:p>
          <text:list text:continue-numbering="true">
            <text:list-item>
              <text:p text:style-name="P9">(Alvarinho, Sauvignon)</text:p>
            </text:list-item>
          </text:list>
        </text:list-item>
        <text:list-item>
          <text:p text:style-name="P10">Em relação aos tintos temos 5 blends tintos:</text:p>
          <text:list text:continue-numbering="true">
            <text:list-item>
              <text:p text:style-name="P11">(Courela, Chaminé, Cortes de Cima, Cortes de cima Amphora, Reserva)</text:p>
            </text:list-item>
          </text:list>
        </text:list-item>
        <text:list-item>
          <text:p text:style-name="P12">Nas monocastas é onde nos destacamos pois temos varias gamas nomeadamente:</text:p>
          <text:list text:continue-numbering="true">
            <text:list-item>
              <text:p text:style-name="P13">(Pinot Noir, Syrah, Aragonez, Trincadeira, Cabernet Suavignon, Petit Verdot, Touriga Nacional, Incógnito)</text:p>
            </text:list-item>
          </text:list>
        </text:list-item>
      </text:list>
      <text:p text:style-name="Normal"><text:tab/>5-Tem atualmente quantas empresas a comercializar o vosso vinho?</text:p>
      <text:list text:style-name="LFO2" text:continue-numbering="true">
        <text:list-item>
          <text:p text:style-name="P14">Hoje é dia consegue encontrar o nosso vinho em todos o hyper-mercados, quanto a revendedores contamos com cerca de 140<text:s/>a nível nacional, desde pequenas empresas de retalho a empresas de venda ao publico.</text:p>
        </text:list-item>
      </text:list>
      <text:p text:style-name="Normal"><text:tab/>6-Se um cliente quiser comprar uma garrafa diretamente a adega pode faze-lo?</text:p>
      <text:list text:style-name="LFO2" text:continue-numbering="true">
        <text:list-item>
          <text:p text:style-name="P15">Claro, a nossa adega tem uma pequena loja onde o cliente pode comprar não só vinho como<text:s/>azeite e lembranças.</text:p>
        </text:list-item>
      </text:list>
      <text:p text:style-name="Normal"><text:tab/>7-Em termos de exportação, exportam para algum país? Se sim quais:</text:p>
      <text:list text:style-name="LFO2" text:continue-numbering="true">
        <text:list-item>
          <text:p text:style-name="P16">Atualmente 70% de exportação é para Angola, cerca de 10% para o Brasil temos também alguns revendedores em Inglaterra cerca de 20%.</text:p>
        </text:list-item>
      </text:list>
      <text:p text:style-name="Normal"><text:tab/>8-Com que regularidade fazem provas de vinhos?</text:p>
      <text:list text:style-name="LFO2" text:continue-numbering="true">
        <text:list-item>
          <text:p text:style-name="P17">A nossa prova de vinhos tem principal foco em feiras, no entanto é possível caso o cliente queira comprar em grandes quantidades agendar uma prova de vinhos exclusiva ao cliente.</text:p>
        </text:list-item>
      </text:list>
      <text:p text:style-name="Normal"><text:tab/>9-O cliente pode fazer uma visita guiada á vinha? se sim como deve proceder?</text:p>
      <text:soft-page-break/>
      <text:list text:style-name="LFO2" text:continue-numbering="true">
        <text:list-item>
          <text:p text:style-name="P18">O Cliente tem ao dispor uma visita guiada á vinha caso queira comprar também em grandes quantidades, caso queira apenas visitar terá um custo associado, para proceder á marcação pode fazer por telefone, mail ou mesmo dirigindo-se a adega.</text:p>
        </text:list-item>
      </text:list>
      <text:p text:style-name="Normal">Entrevista a 2 users destintos.<text:s/></text:p>
      <text:p text:style-name="Normal">Cliente 1:<text:s/></text:p>
      <text:p text:style-name="Normal">Cliente João Antunes (20 anos)</text:p>
      <text:p text:style-name="Normal">1<text:span text:style-name="T19">. Prefere comprar online ou em loja física?</text:span></text:p>
      <text:p text:style-name="Normal">Cliente - loja online.</text:p>
      <text:p text:style-name="Normal">2.<text:span text:style-name="T20"><text:s/>Costuma comprar em grande ou pequena quantidade?</text:span></text:p>
      <text:p text:style-name="Normal">Cliente – Prefiro em pequena quantidade.</text:p>
      <text:p text:style-name="Normal">3.<text:s/><text:span text:style-name="T21">Quando compra, que<text:s/></text:span><text:span text:style-name="T22">tipo de vinho prefere comprar?</text:span></text:p>
      <text:p text:style-name="Normal">Cliente- costumo comprar um pouco de tudo, não tenho preferência.</text:p>
      <text:p text:style-name="Normal">4.<text:span text:style-name="T23"><text:s/>Com que frequência costuma fazer compras deste tipo de produtos?</text:span></text:p>
      <text:p text:style-name="Normal">Cliente- Diria que não tenho grande noção, compro quando tenho necessidade ou vontade.</text:p>
      <text:p text:style-name="Normal">5.<text:span text:style-name="T24">Te</text:span><text:span text:style-name="T25">m preferência por idade do vinho ou marcas?</text:span></text:p>
      <text:p text:style-name="Normal">Cliente – Geralmente não ligo nem idade nem a marcas, só em ocasiões especiais.</text:p>
      <text:p text:style-name="Normal"/>
      <text:p text:style-name="Normal">Cliente 2:</text:p>
      <text:p text:style-name="Normal">Cliente Mário Jorge (54 anos)</text:p>
      <text:p text:style-name="Normal">1<text:span text:style-name="T26">. Prefere comprar online ou em loja física?</text:span></text:p>
      <text:p text:style-name="Normal">Cliente - loja física mesmo, não sou grande adepto das novas tecnologias.</text:p>
      <text:p text:style-name="Normal">2.<text:span text:style-name="T27"><text:s/>Costuma comprar em grande ou pequena quantidade?</text:span></text:p>
      <text:p text:style-name="Normal">Cliente – Costumo comprar em grandes quantidades pois possuo um estabelecimento onde comercializo a venda de bebidas alcoólicas.</text:p>
      <text:p text:style-name="Normal">3.<text:s/><text:span text:style-name="T28">Quando compra, que tipo de vinho prefere<text:s/></text:span><text:span text:style-name="T29">comprar?</text:span></text:p>
      <text:p text:style-name="Normal">Cliente- Compro de todos os tipos.</text:p>
      <text:p text:style-name="Normal">4.<text:span text:style-name="T30"><text:s/>Com que frequência costuma fazer compras deste tipo de produtos?</text:span></text:p>
      <text:p text:style-name="Normal">Cliente- Geralmente compro de 2 em 2 semanas, mas se o stock estiver baixo tenho de comprar mais.</text:p>
      <text:p text:style-name="Normal">5.<text:span text:style-name="T31">Tem preferência por idade do vinho ou marcas</text:span><text:span text:style-name="T32">?</text:span></text:p>
      <text:p text:style-name="Normal">Cliente – Costumo comprar de marca não muito cara nem muito barata.</text:p>
      <text:p text:style-name="Normal"/>
      <text:soft-page-break/>
      <text:p text:style-name="P33">Requisitos não funcionais:<text:s/></text:p>
      <text:p text:style-name="Normal">.permissões diferentes para cada tipo de utilizador</text:p>
      <text:p text:style-name="Normal">Disponibilidade online</text:p>
      <text:p text:style-name="Normal">Fácil interação<text:s/></text:p>
      <text:p text:style-name="Normal">Acssivel através de vários dispositivos</text:p>
      <text:p text:style-name="Normal">Confidencialidade de dados de utilizadores e/ou pedidos( encomendas)</text:p>
      <text:p text:style-name="Normal">Resposta rápida aos clientes</text:p>
      <text:p text:style-name="P34">Requisitos funcionais (cliente online):</text:p>
      <text:p text:style-name="Normal">Registar</text:p>
      <text:p text:style-name="Normal">Log in</text:p>
      <text:p text:style-name="Normal">Fazer marcação</text:p>
      <text:p text:style-name="Normal">Consultar marcação</text:p>
      <text:p text:style-name="Normal">Colocar questão</text:p>
      <text:p text:style-name="Normal">Ver resposta às questões</text:p>
      <text:p text:style-name="Normal">Fazer encomenda</text:p>
      <text:p text:style-name="Normal">Cancelar encomenda</text:p>
      <text:p text:style-name="Normal">Consultar encomendas anteriores</text:p>
      <text:p text:style-name="Normal">Consultar produtos</text:p>
      <text:p text:style-name="Normal">Consultar preços dos produtos</text:p>
      <text:p text:style-name="Normal">Solicitar prova de vinhos</text:p>
      <text:p text:style-name="Normal">Consultar localização de lojas físicas</text:p>
      <text:p text:style-name="Normal">Consultar horários de lojas físicas</text:p>
      <text:p text:style-name="Normal">Editar dados pessoais (morada, etc)</text:p>
      <text:p text:style-name="Normal">Solicitar faturas (2º via)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e silva</meta:initial-creator>
    <dc:creator>Filipe</dc:creator>
    <meta:creation-date>2017-06-08T01:05:00Z</meta:creation-date>
    <dc:date>2017-06-08T21:22:00Z</dc:date>
    <meta:template xlink:href="Normal.dotm" xlink:type="simple"/>
    <meta:editing-cycles>3</meta:editing-cycles>
    <meta:editing-duration>PT300S</meta:editing-duration>
    <meta:document-statistic meta:page-count="5" meta:paragraph-count="8" meta:word-count="633" meta:character-count="4045" meta:row-count="28" meta:non-whitespace-character-count="3420"/>
  </office:meta>
</office:document-meta>
</file>